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km2_performance_Generate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6365" table:default-cell-style-name="Default"/>
        <table:table-row table:style-name="ro1">
          <table:table-cell office:value-type="string" calcext:value-type="string">
            <text:p>C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get_obstacle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532087.421" calcext:value-type="float">
            <text:p>532087,421</text:p>
          </table:table-cell>
          <table:table-cell office:value-type="float" office:value="1466.147" calcext:value-type="float">
            <text:p>1466,147</text:p>
          </table:table-cell>
          <table:table-cell office:value-type="float" office:value="210.617" calcext:value-type="float">
            <text:p>210,617</text:p>
          </table:table-cell>
          <table:table-cell office:value-type="float" office:value="424767.321" calcext:value-type="float">
            <text:p>424767,321</text:p>
          </table:table-cell>
          <table:table-cell office:value-type="float" office:value="60.841" calcext:value-type="float">
            <text:p>60,841</text:p>
          </table:table-cell>
          <table:table-cell office:value-type="float" office:value="0" calcext:value-type="float">
            <text:p>0</text:p>
          </table:table-cell>
          <table:table-cell office:value-type="float" office:value="959019.174" calcext:value-type="float">
            <text:p>959019,17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235" calcext:value-type="float">
            <text:p>7235</text:p>
          </table:table-cell>
          <table:table-cell office:value-type="float" office:value="150448" calcext:value-type="float">
            <text:p>150448</text:p>
          </table:table-cell>
          <table:table-cell office:value-type="float" office:value="3629" calcext:value-type="float">
            <text:p>3629</text:p>
          </table:table-cell>
          <table:table-cell office:value-type="float" office:value="302199" calcext:value-type="float">
            <text:p>302199</text:p>
          </table:table-cell>
          <table:table-cell office:value-type="float" office:value="53093" calcext:value-type="float">
            <text:p>53093</text:p>
          </table:table-cell>
          <table:table-cell office:value-type="float" office:value="152924" calcext:value-type="float">
            <text:p>152924</text:p>
          </table:table-cell>
          <table:table-cell office:value-type="float" office:value="590466" calcext:value-type="float">
            <text:p>590466</text:p>
          </table:table-cell>
          <table:table-cell table:number-columns-repeated="16365"/>
        </table:table-row>
        <table:table-row table:style-name="ro1">
          <table:table-cell office:value-type="float" office:value="537968.082" calcext:value-type="float">
            <text:p>537968,082</text:p>
          </table:table-cell>
          <table:table-cell office:value-type="float" office:value="1415.892" calcext:value-type="float">
            <text:p>1415,892</text:p>
          </table:table-cell>
          <table:table-cell office:value-type="float" office:value="194.519" calcext:value-type="float">
            <text:p>194,519</text:p>
          </table:table-cell>
          <table:table-cell office:value-type="float" office:value="426052.218" calcext:value-type="float">
            <text:p>426052,218</text:p>
          </table:table-cell>
          <table:table-cell office:value-type="float" office:value="56.342" calcext:value-type="float">
            <text:p>56,342</text:p>
          </table:table-cell>
          <table:table-cell office:value-type="float" office:value="1" calcext:value-type="float">
            <text:p>1</text:p>
          </table:table-cell>
          <table:table-cell office:value-type="float" office:value="967495.725" calcext:value-type="float">
            <text:p>967495,725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235" calcext:value-type="float">
            <text:p>7235</text:p>
          </table:table-cell>
          <table:table-cell office:value-type="float" office:value="150448" calcext:value-type="float">
            <text:p>150448</text:p>
          </table:table-cell>
          <table:table-cell office:value-type="float" office:value="3629" calcext:value-type="float">
            <text:p>3629</text:p>
          </table:table-cell>
          <table:table-cell office:value-type="float" office:value="302199" calcext:value-type="float">
            <text:p>302199</text:p>
          </table:table-cell>
          <table:table-cell office:value-type="float" office:value="53093" calcext:value-type="float">
            <text:p>53093</text:p>
          </table:table-cell>
          <table:table-cell office:value-type="float" office:value="152924" calcext:value-type="float">
            <text:p>152924</text:p>
          </table:table-cell>
          <table:table-cell office:value-type="float" office:value="590466" calcext:value-type="float">
            <text:p>590466</text:p>
          </table:table-cell>
          <table:table-cell table:number-columns-repeated="16365"/>
        </table:table-row>
        <table:table-row table:style-name="ro1">
          <table:table-cell office:value-type="float" office:value="537931.441" calcext:value-type="float">
            <text:p>537931,441</text:p>
          </table:table-cell>
          <table:table-cell office:value-type="float" office:value="957.635" calcext:value-type="float">
            <text:p>957,635</text:p>
          </table:table-cell>
          <table:table-cell office:value-type="float" office:value="196.919" calcext:value-type="float">
            <text:p>196,919</text:p>
          </table:table-cell>
          <table:table-cell office:value-type="float" office:value="417443.999" calcext:value-type="float">
            <text:p>417443,999</text:p>
          </table:table-cell>
          <table:table-cell office:value-type="float" office:value="62.833" calcext:value-type="float">
            <text:p>62,833</text:p>
          </table:table-cell>
          <table:table-cell office:value-type="float" office:value="2" calcext:value-type="float">
            <text:p>2</text:p>
          </table:table-cell>
          <table:table-cell office:value-type="float" office:value="957004.191" calcext:value-type="float">
            <text:p>957004,191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235" calcext:value-type="float">
            <text:p>7235</text:p>
          </table:table-cell>
          <table:table-cell office:value-type="float" office:value="150448" calcext:value-type="float">
            <text:p>150448</text:p>
          </table:table-cell>
          <table:table-cell office:value-type="float" office:value="3629" calcext:value-type="float">
            <text:p>3629</text:p>
          </table:table-cell>
          <table:table-cell office:value-type="float" office:value="302199" calcext:value-type="float">
            <text:p>302199</text:p>
          </table:table-cell>
          <table:table-cell office:value-type="float" office:value="53093" calcext:value-type="float">
            <text:p>53093</text:p>
          </table:table-cell>
          <table:table-cell office:value-type="float" office:value="152924" calcext:value-type="float">
            <text:p>152924</text:p>
          </table:table-cell>
          <table:table-cell office:value-type="float" office:value="590466" calcext:value-type="float">
            <text:p>590466</text:p>
          </table:table-cell>
          <table:table-cell table:number-columns-repeated="16365"/>
        </table:table-row>
        <table:table-row table:style-name="ro1">
          <table:table-cell office:value-type="float" office:value="536516.746" calcext:value-type="float">
            <text:p>536516,746</text:p>
          </table:table-cell>
          <table:table-cell office:value-type="float" office:value="1007.566" calcext:value-type="float">
            <text:p>1007,566</text:p>
          </table:table-cell>
          <table:table-cell office:value-type="float" office:value="203.993" calcext:value-type="float">
            <text:p>203,993</text:p>
          </table:table-cell>
          <table:table-cell office:value-type="float" office:value="421691.497" calcext:value-type="float">
            <text:p>421691,497</text:p>
          </table:table-cell>
          <table:table-cell office:value-type="float" office:value="57.803" calcext:value-type="float">
            <text:p>57,803</text:p>
          </table:table-cell>
          <table:table-cell office:value-type="float" office:value="3" calcext:value-type="float">
            <text:p>3</text:p>
          </table:table-cell>
          <table:table-cell office:value-type="float" office:value="959877.14" calcext:value-type="float">
            <text:p>959877,1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235" calcext:value-type="float">
            <text:p>7235</text:p>
          </table:table-cell>
          <table:table-cell office:value-type="float" office:value="150448" calcext:value-type="float">
            <text:p>150448</text:p>
          </table:table-cell>
          <table:table-cell office:value-type="float" office:value="3629" calcext:value-type="float">
            <text:p>3629</text:p>
          </table:table-cell>
          <table:table-cell office:value-type="float" office:value="302199" calcext:value-type="float">
            <text:p>302199</text:p>
          </table:table-cell>
          <table:table-cell office:value-type="float" office:value="53093" calcext:value-type="float">
            <text:p>53093</text:p>
          </table:table-cell>
          <table:table-cell office:value-type="float" office:value="152924" calcext:value-type="float">
            <text:p>152924</text:p>
          </table:table-cell>
          <table:table-cell office:value-type="float" office:value="590466" calcext:value-type="float">
            <text:p>590466</text:p>
          </table:table-cell>
          <table:table-cell table:number-columns-repeated="16365"/>
        </table:table-row>
        <table:table-row table:style-name="ro1">
          <table:table-cell office:value-type="float" office:value="543801.316" calcext:value-type="float">
            <text:p>543801,316</text:p>
          </table:table-cell>
          <table:table-cell office:value-type="float" office:value="999.761" calcext:value-type="float">
            <text:p>999,761</text:p>
          </table:table-cell>
          <table:table-cell office:value-type="float" office:value="193.911" calcext:value-type="float">
            <text:p>193,911</text:p>
          </table:table-cell>
          <table:table-cell office:value-type="float" office:value="426661.348" calcext:value-type="float">
            <text:p>426661,348</text:p>
          </table:table-cell>
          <table:table-cell office:value-type="float" office:value="55.741" calcext:value-type="float">
            <text:p>55,741</text:p>
          </table:table-cell>
          <table:table-cell office:value-type="float" office:value="4" calcext:value-type="float">
            <text:p>4</text:p>
          </table:table-cell>
          <table:table-cell office:value-type="float" office:value="972121.388" calcext:value-type="float">
            <text:p>972121,388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7235" calcext:value-type="float">
            <text:p>7235</text:p>
          </table:table-cell>
          <table:table-cell office:value-type="float" office:value="150448" calcext:value-type="float">
            <text:p>150448</text:p>
          </table:table-cell>
          <table:table-cell office:value-type="float" office:value="3629" calcext:value-type="float">
            <text:p>3629</text:p>
          </table:table-cell>
          <table:table-cell office:value-type="float" office:value="302199" calcext:value-type="float">
            <text:p>302199</text:p>
          </table:table-cell>
          <table:table-cell office:value-type="float" office:value="53093" calcext:value-type="float">
            <text:p>53093</text:p>
          </table:table-cell>
          <table:table-cell office:value-type="float" office:value="152924" calcext:value-type="float">
            <text:p>152924</text:p>
          </table:table-cell>
          <table:table-cell office:value-type="float" office:value="590466" calcext:value-type="float">
            <text:p>590466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NO ROA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get_obstacle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520701.653" calcext:value-type="float">
            <text:p>520701,653</text:p>
          </table:table-cell>
          <table:table-cell office:value-type="float" office:value="999.148" calcext:value-type="float">
            <text:p>999,148</text:p>
          </table:table-cell>
          <table:table-cell office:value-type="float" office:value="209.893" calcext:value-type="float">
            <text:p>209,893</text:p>
          </table:table-cell>
          <table:table-cell office:value-type="float" office:value="21826.996" calcext:value-type="float">
            <text:p>21826,996</text:p>
          </table:table-cell>
          <table:table-cell office:value-type="float" office:value="26.359" calcext:value-type="float">
            <text:p>26,359</text:p>
          </table:table-cell>
          <table:table-cell office:value-type="float" office:value="0" calcext:value-type="float">
            <text:p>0</text:p>
          </table:table-cell>
          <table:table-cell office:value-type="float" office:value="543861.325" calcext:value-type="float">
            <text:p>543861,325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652" calcext:value-type="float">
            <text:p>652</text:p>
          </table:table-cell>
          <table:table-cell office:value-type="float" office:value="47680" calcext:value-type="float">
            <text:p>47680</text:p>
          </table:table-cell>
          <table:table-cell office:value-type="float" office:value="152924" calcext:value-type="float">
            <text:p>152924</text:p>
          </table:table-cell>
          <table:table-cell office:value-type="float" office:value="164064" calcext:value-type="float">
            <text:p>164064</text:p>
          </table:table-cell>
          <table:table-cell table:number-columns-repeated="16365"/>
        </table:table-row>
        <table:table-row table:style-name="ro1">
          <table:table-cell office:value-type="float" office:value="508056.648" calcext:value-type="float">
            <text:p>508056,648</text:p>
          </table:table-cell>
          <table:table-cell office:value-type="float" office:value="991.341" calcext:value-type="float">
            <text:p>991,341</text:p>
          </table:table-cell>
          <table:table-cell office:value-type="float" office:value="196.938" calcext:value-type="float">
            <text:p>196,938</text:p>
          </table:table-cell>
          <table:table-cell office:value-type="float" office:value="21788.488" calcext:value-type="float">
            <text:p>21788,488</text:p>
          </table:table-cell>
          <table:table-cell office:value-type="float" office:value="25.965" calcext:value-type="float">
            <text:p>25,965</text:p>
          </table:table-cell>
          <table:table-cell office:value-type="float" office:value="1" calcext:value-type="float">
            <text:p>1</text:p>
          </table:table-cell>
          <table:table-cell office:value-type="float" office:value="531143.613" calcext:value-type="float">
            <text:p>531143,613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652" calcext:value-type="float">
            <text:p>652</text:p>
          </table:table-cell>
          <table:table-cell office:value-type="float" office:value="47680" calcext:value-type="float">
            <text:p>47680</text:p>
          </table:table-cell>
          <table:table-cell office:value-type="float" office:value="152924" calcext:value-type="float">
            <text:p>152924</text:p>
          </table:table-cell>
          <table:table-cell office:value-type="float" office:value="164064" calcext:value-type="float">
            <text:p>164064</text:p>
          </table:table-cell>
          <table:table-cell table:number-columns-repeated="16365"/>
        </table:table-row>
        <table:table-row table:style-name="ro1">
          <table:table-cell office:value-type="float" office:value="508938.515" calcext:value-type="float">
            <text:p>508938,515</text:p>
          </table:table-cell>
          <table:table-cell office:value-type="float" office:value="1006.63" calcext:value-type="float">
            <text:p>1006,63</text:p>
          </table:table-cell>
          <table:table-cell office:value-type="float" office:value="200.612" calcext:value-type="float">
            <text:p>200,612</text:p>
          </table:table-cell>
          <table:table-cell office:value-type="float" office:value="21722.354" calcext:value-type="float">
            <text:p>21722,354</text:p>
          </table:table-cell>
          <table:table-cell office:value-type="float" office:value="26.353" calcext:value-type="float">
            <text:p>26,353</text:p>
          </table:table-cell>
          <table:table-cell office:value-type="float" office:value="2" calcext:value-type="float">
            <text:p>2</text:p>
          </table:table-cell>
          <table:table-cell office:value-type="float" office:value="531992.782" calcext:value-type="float">
            <text:p>531992,782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652" calcext:value-type="float">
            <text:p>652</text:p>
          </table:table-cell>
          <table:table-cell office:value-type="float" office:value="47680" calcext:value-type="float">
            <text:p>47680</text:p>
          </table:table-cell>
          <table:table-cell office:value-type="float" office:value="152924" calcext:value-type="float">
            <text:p>152924</text:p>
          </table:table-cell>
          <table:table-cell office:value-type="float" office:value="164064" calcext:value-type="float">
            <text:p>164064</text:p>
          </table:table-cell>
          <table:table-cell table:number-columns-repeated="16365"/>
        </table:table-row>
        <table:table-row table:style-name="ro1">
          <table:table-cell office:value-type="float" office:value="512674.726" calcext:value-type="float">
            <text:p>512674,726</text:p>
          </table:table-cell>
          <table:table-cell office:value-type="float" office:value="987.028" calcext:value-type="float">
            <text:p>987,028</text:p>
          </table:table-cell>
          <table:table-cell office:value-type="float" office:value="201.99" calcext:value-type="float">
            <text:p>201,99</text:p>
          </table:table-cell>
          <table:table-cell office:value-type="float" office:value="21729.505" calcext:value-type="float">
            <text:p>21729,505</text:p>
          </table:table-cell>
          <table:table-cell office:value-type="float" office:value="29.454" calcext:value-type="float">
            <text:p>29,454</text:p>
          </table:table-cell>
          <table:table-cell office:value-type="float" office:value="3" calcext:value-type="float">
            <text:p>3</text:p>
          </table:table-cell>
          <table:table-cell office:value-type="float" office:value="535706.4" calcext:value-type="float">
            <text:p>535706,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652" calcext:value-type="float">
            <text:p>652</text:p>
          </table:table-cell>
          <table:table-cell office:value-type="float" office:value="47680" calcext:value-type="float">
            <text:p>47680</text:p>
          </table:table-cell>
          <table:table-cell office:value-type="float" office:value="152924" calcext:value-type="float">
            <text:p>152924</text:p>
          </table:table-cell>
          <table:table-cell office:value-type="float" office:value="164064" calcext:value-type="float">
            <text:p>164064</text:p>
          </table:table-cell>
          <table:table-cell table:number-columns-repeated="16365"/>
        </table:table-row>
        <table:table-row table:style-name="ro1">
          <table:table-cell office:value-type="float" office:value="510403.773" calcext:value-type="float">
            <text:p>510403,773</text:p>
          </table:table-cell>
          <table:table-cell office:value-type="float" office:value="1240.008" calcext:value-type="float">
            <text:p>1240,008</text:p>
          </table:table-cell>
          <table:table-cell office:value-type="float" office:value="199.967" calcext:value-type="float">
            <text:p>199,967</text:p>
          </table:table-cell>
          <table:table-cell office:value-type="float" office:value="21760.7" calcext:value-type="float">
            <text:p>21760,7</text:p>
          </table:table-cell>
          <table:table-cell office:value-type="float" office:value="56.089" calcext:value-type="float">
            <text:p>56,089</text:p>
          </table:table-cell>
          <table:table-cell office:value-type="float" office:value="4" calcext:value-type="float">
            <text:p>4</text:p>
          </table:table-cell>
          <table:table-cell office:value-type="float" office:value="533768.514" calcext:value-type="float">
            <text:p>533768,514</text:p>
          </table:table-cell>
          <table:table-cell office:value-type="float" office:value="4348" calcext:value-type="float">
            <text:p>4348</text:p>
          </table:table-cell>
          <table:table-cell office:value-type="float" office:value="31928" calcext:value-type="float">
            <text:p>31928</text:p>
          </table:table-cell>
          <table:table-cell office:value-type="float" office:value="45018" calcext:value-type="float">
            <text:p>45018</text:p>
          </table:table-cell>
          <table:table-cell office:value-type="float" office:value="127758" calcext:value-type="float">
            <text:p>127758</text:p>
          </table:table-cell>
          <table:table-cell office:value-type="float" office:value="358" calcext:value-type="float">
            <text:p>358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652" calcext:value-type="float">
            <text:p>652</text:p>
          </table:table-cell>
          <table:table-cell office:value-type="float" office:value="47680" calcext:value-type="float">
            <text:p>47680</text:p>
          </table:table-cell>
          <table:table-cell office:value-type="float" office:value="152924" calcext:value-type="float">
            <text:p>152924</text:p>
          </table:table-cell>
          <table:table-cell office:value-type="float" office:value="164064" calcext:value-type="float">
            <text:p>164064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NO OBSTAC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get_obstacle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  <table:table-cell table:number-columns-repeated="16365"/>
        </table:table-row>
        <table:table-row table:style-name="ro1">
          <table:table-cell office:value-type="float" office:value="0.013" calcext:value-type="float">
            <text:p>0,013</text:p>
          </table:table-cell>
          <table:table-cell office:value-type="float" office:value="0.011" calcext:value-type="float">
            <text:p>0,011</text:p>
          </table:table-cell>
          <table:table-cell office:value-type="float" office:value="10.762" calcext:value-type="float">
            <text:p>10,762</text:p>
          </table:table-cell>
          <table:table-cell office:value-type="float" office:value="1417.91" calcext:value-type="float">
            <text:p>1417,91</text:p>
          </table:table-cell>
          <table:table-cell office:value-type="float" office:value="9.275" calcext:value-type="float">
            <text:p>9,275</text:p>
          </table:table-cell>
          <table:table-cell office:value-type="float" office:value="0" calcext:value-type="float">
            <text:p>0</text:p>
          </table:table-cell>
          <table:table-cell office:value-type="float" office:value="1476.139" calcext:value-type="float">
            <text:p>1476,1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float" office:value="0.011" calcext:value-type="float">
            <text:p>0,011</text:p>
          </table:table-cell>
          <table:table-cell office:value-type="float" office:value="9.985" calcext:value-type="float">
            <text:p>9,985</text:p>
          </table:table-cell>
          <table:table-cell office:value-type="float" office:value="1374.168" calcext:value-type="float">
            <text:p>1374,168</text:p>
          </table:table-cell>
          <table:table-cell office:value-type="float" office:value="8.973" calcext:value-type="float">
            <text:p>8,973</text:p>
          </table:table-cell>
          <table:table-cell office:value-type="float" office:value="1" calcext:value-type="float">
            <text:p>1</text:p>
          </table:table-cell>
          <table:table-cell office:value-type="float" office:value="1417.47" calcext:value-type="float">
            <text:p>1417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0.02" calcext:value-type="float">
            <text:p>0,02</text:p>
          </table:table-cell>
          <table:table-cell office:value-type="float" office:value="9.817" calcext:value-type="float">
            <text:p>9,817</text:p>
          </table:table-cell>
          <table:table-cell office:value-type="float" office:value="1366.084" calcext:value-type="float">
            <text:p>1366,084</text:p>
          </table:table-cell>
          <table:table-cell office:value-type="float" office:value="26.771" calcext:value-type="float">
            <text:p>26,771</text:p>
          </table:table-cell>
          <table:table-cell office:value-type="float" office:value="2" calcext:value-type="float">
            <text:p>2</text:p>
          </table:table-cell>
          <table:table-cell office:value-type="float" office:value="1425.122" calcext:value-type="float">
            <text:p>1425,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14" calcext:value-type="float">
            <text:p>0,014</text:p>
          </table:table-cell>
          <table:table-cell office:value-type="float" office:value="10.214" calcext:value-type="float">
            <text:p>10,214</text:p>
          </table:table-cell>
          <table:table-cell office:value-type="float" office:value="1375.826" calcext:value-type="float">
            <text:p>1375,826</text:p>
          </table:table-cell>
          <table:table-cell office:value-type="float" office:value="7.44" calcext:value-type="float">
            <text:p>7,44</text:p>
          </table:table-cell>
          <table:table-cell office:value-type="float" office:value="3" calcext:value-type="float">
            <text:p>3</text:p>
          </table:table-cell>
          <table:table-cell office:value-type="float" office:value="1417.524" calcext:value-type="float">
            <text:p>1417,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table:number-columns-repeated="2" office:value-type="float" office:value="0.011" calcext:value-type="float">
            <text:p>0,011</text:p>
          </table:table-cell>
          <table:table-cell office:value-type="float" office:value="10.211" calcext:value-type="float">
            <text:p>10,211</text:p>
          </table:table-cell>
          <table:table-cell office:value-type="float" office:value="1397.603" calcext:value-type="float">
            <text:p>1397,603</text:p>
          </table:table-cell>
          <table:table-cell office:value-type="float" office:value="7.253" calcext:value-type="float">
            <text:p>7,253</text:p>
          </table:table-cell>
          <table:table-cell office:value-type="float" office:value="4" calcext:value-type="float">
            <text:p>4</text:p>
          </table:table-cell>
          <table:table-cell office:value-type="float" office:value="1438.308" calcext:value-type="float">
            <text:p>1438,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7239" calcext:value-type="float">
            <text:p>7239</text:p>
          </table:table-cell>
          <table:table-cell office:value-type="float" office:value="3629" calcext:value-type="float">
            <text:p>3629</text:p>
          </table:table-cell>
          <table:table-cell office:value-type="float" office:value="16104" calcext:value-type="float">
            <text:p>16104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65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13"/>
          <table:table-cell office:value-type="string" calcext:value-type="string">
            <text:p>Visibility Edge per road-edge</text:p>
          </table:table-cell>
          <table:table-cell table:formula="of:=[.Q3]/[.N3]" office:value-type="float" office:value="42.1394323505098" calcext:value-type="float">
            <text:p>42,1394323505098</text:p>
          </table:table-cell>
          <table:table-cell table:number-columns-repeated="16368"/>
        </table:table-row>
        <table:table-row table:style-name="ro1">
          <table:table-cell table:style-name="ce1" table:formula="of:=AVERAGE([.A3:.A7])/1000" office:value-type="float" office:value="537.6610012" calcext:value-type="float">
            <text:p>537,66</text:p>
          </table:table-cell>
          <table:table-cell table:style-name="ce1" table:formula="of:=AVERAGE([.B3:.B7])/1000" office:value-type="float" office:value="1.1694002" calcext:value-type="float">
            <text:p>1,17</text:p>
          </table:table-cell>
          <table:table-cell table:style-name="ce1" table:formula="of:=AVERAGE([.C3:.C7])" office:value-type="float" office:value="199.9918" calcext:value-type="float">
            <text:p>199,99</text:p>
          </table:table-cell>
          <table:table-cell table:style-name="ce1" table:formula="of:=AVERAGE([.D3:.D7])/1000" office:value-type="float" office:value="423.3232766" calcext:value-type="float">
            <text:p>423,32</text:p>
          </table:table-cell>
          <table:table-cell table:style-name="ce3" table:formula="of:=AVERAGE([.E3:.E7])/1000" office:value-type="float" office:value="0.058712" calcext:value-type="float">
            <text:p>0,058712</text:p>
          </table:table-cell>
          <table:table-cell table:style-name="ce1" table:formula="of:=AVERAGE([.F3:.F7])/1000" office:value-type="float" office:value="0.002" calcext:value-type="float">
            <text:p>0,00</text:p>
          </table:table-cell>
          <table:table-cell table:style-name="ce1" table:formula="of:=AVERAGE([.G3:.G7])/1000" office:value-type="float" office:value="963.1035236" calcext:value-type="float">
            <text:p>963,10</text:p>
          </table:table-cell>
          <table:table-cell table:style-name="ce1" table:number-columns-repeated="6"/>
          <table:table-cell office:value-type="string" calcext:value-type="string">
            <text:p>Road edge increase</text:p>
          </table:table-cell>
          <table:table-cell table:formula="of:=[.O3]/[.N3]" office:value-type="float" office:value="83.2733535409204" calcext:value-type="float">
            <text:p>83,2733535409204</text:p>
          </table:table-cell>
          <table:table-cell table:style-name="ce1" table:number-columns-repeated="16368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office:value-type="string" calcext:value-type="string">
            <text:p>Visibility edge increase</text:p>
          </table:table-cell>
          <table:table-cell table:formula="of:=[.R3]/[.Q3]" office:value-type="float" office:value="3.86117287018388" calcext:value-type="float">
            <text:p>3,86117287018388</text:p>
          </table:table-cell>
          <table:table-cell table:number-columns-repeated="16368"/>
        </table:table-row>
        <table:table-row table:style-name="ro1">
          <table:table-cell table:style-name="ce1" table:formula="of:=AVERAGE([.A11:.A15])/1000" office:value-type="float" office:value="512.155063" calcext:value-type="float">
            <text:p>512,16</text:p>
          </table:table-cell>
          <table:table-cell table:style-name="ce1" table:formula="of:=AVERAGE([.B11:.B15])/1000" office:value-type="float" office:value="1.044831" calcext:value-type="float">
            <text:p>1,04</text:p>
          </table:table-cell>
          <table:table-cell table:style-name="ce1" table:formula="of:=AVERAGE([.C11:.C15])" office:value-type="float" office:value="201.88" calcext:value-type="float">
            <text:p>201,88</text:p>
          </table:table-cell>
          <table:table-cell table:style-name="ce1" table:formula="of:=AVERAGE([.D11:.D15])/1000" office:value-type="float" office:value="21.7656086" calcext:value-type="float">
            <text:p>21,77</text:p>
          </table:table-cell>
          <table:table-cell table:style-name="ce3" table:formula="of:=AVERAGE([.E11:.E15])/1000" office:value-type="float" office:value="0.032844" calcext:value-type="float">
            <text:p>0,032844</text:p>
          </table:table-cell>
          <table:table-cell table:style-name="ce1" table:formula="of:=AVERAGE([.F11:.F15])/1000" office:value-type="float" office:value="0.002" calcext:value-type="float">
            <text:p>0,00</text:p>
          </table:table-cell>
          <table:table-cell table:style-name="ce1" table:formula="of:=AVERAGE([.G11:.G15])/1000" office:value-type="float" office:value="535.2945268" calcext:value-type="float">
            <text:p>535,29</text:p>
          </table:table-cell>
          <table:table-cell table:style-name="ce1" table:number-columns-repeated="16376"/>
        </table:table-row>
        <table:table-row table:style-name="ro1">
          <table:table-cell table:style-name="ce2" table:formula="of:=1-[.A28]/[.A26]" office:value-type="percentage" office:value="0.047438698628083" calcext:value-type="percentage">
            <text:p>4,74 %</text:p>
          </table:table-cell>
          <table:table-cell table:style-name="ce2" table:formula="of:=1-[.B28]/[.B26]" office:value-type="percentage" office:value="0.10652401119822" calcext:value-type="percentage">
            <text:p>10,65 %</text:p>
          </table:table-cell>
          <table:table-cell table:style-name="ce2" table:formula="of:=1-[.C28]/[.C26]" office:value-type="percentage" office:value="-0.00944138709687081" calcext:value-type="percentage">
            <text:p>-0,94 %</text:p>
          </table:table-cell>
          <table:table-cell table:style-name="ce2" table:formula="of:=1-[.D28]/[.D26]" office:value-type="percentage" office:value="0.948583955092632" calcext:value-type="percentage">
            <text:p>94,86 %</text:p>
          </table:table-cell>
          <table:table-cell table:style-name="ce2" table:formula="of:=1-[.E28]/[.E26]" office:value-type="percentage" office:value="0.440591361220875" calcext:value-type="percentage">
            <text:p>44,06 %</text:p>
          </table:table-cell>
          <table:table-cell table:style-name="ce2" table:formula="of:=1-[.F28]/[.F26]" office:value-type="percentage" office:value="0" calcext:value-type="percentage">
            <text:p>0,00 %</text:p>
          </table:table-cell>
          <table:table-cell table:style-name="ce2" table:formula="of:=1-[.G28]/[.G26]" office:value-type="percentage" office:value="0.444198350765955" calcext:value-type="percentage">
            <text:p>44,42 %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table:style-name="ce3" table:formula="of:=AVERAGE([.A19:.A23])/1000" office:value-type="float" office:value="0.0000118" calcext:value-type="float">
            <text:p>0,0000118</text:p>
          </table:table-cell>
          <table:table-cell table:style-name="ce3" table:formula="of:=AVERAGE([.B19:.B23])/1000" office:value-type="float" office:value="0.0000134" calcext:value-type="float">
            <text:p>0,0000134</text:p>
          </table:table-cell>
          <table:table-cell table:style-name="ce1" table:formula="of:=AVERAGE([.C19:.C23])/1000" office:value-type="float" office:value="0.0101978" calcext:value-type="float">
            <text:p>0,01</text:p>
          </table:table-cell>
          <table:table-cell table:style-name="ce1" table:formula="of:=AVERAGE([.D19:.D23])/1000" office:value-type="float" office:value="1.3863182" calcext:value-type="float">
            <text:p>1,39</text:p>
          </table:table-cell>
          <table:table-cell table:style-name="ce3" table:formula="of:=AVERAGE([.E19:.E23])/1000" office:value-type="float" office:value="0.0119424" calcext:value-type="float">
            <text:p>0,0119424</text:p>
          </table:table-cell>
          <table:table-cell table:style-name="ce1" table:formula="of:=AVERAGE([.F19:.F23])/1000" office:value-type="float" office:value="0.002" calcext:value-type="float">
            <text:p>0,00</text:p>
          </table:table-cell>
          <table:table-cell table:style-name="ce1" table:formula="of:=AVERAGE([.G19:.G23])/1000" office:value-type="float" office:value="1.4349126" calcext:value-type="float">
            <text:p>1,43</text:p>
          </table:table-cell>
          <table:table-cell table:style-name="ce1" table:number-columns-repeated="16376"/>
        </table:table-row>
        <table:table-row table:style-name="ro1">
          <table:table-cell table:style-name="ce3" table:formula="of:=1-[.A31]/[.A26]" office:value-type="float" office:value="0.999999978053086" calcext:value-type="float">
            <text:p>0,999999978053086</text:p>
          </table:table-cell>
          <table:table-cell table:style-name="ce3" table:formula="of:=1-[.B31]/[.B26]" office:value-type="float" office:value="0.999988541134164" calcext:value-type="float">
            <text:p>0,999988541134164</text:p>
          </table:table-cell>
          <table:table-cell table:style-name="ce3" table:formula="of:=1-[.C31]/[.C26]" office:value-type="float" office:value="0.999949008909365" calcext:value-type="float">
            <text:p>0,999949008909365</text:p>
          </table:table-cell>
          <table:table-cell table:style-name="ce2" table:formula="of:=1-[.D31]/[.D26]" office:value-type="percentage" office:value="0.996725154800996" calcext:value-type="percentage">
            <text:p>99,67 %</text:p>
          </table:table-cell>
          <table:table-cell table:style-name="ce2" table:formula="of:=1-[.E31]/[.E26]" office:value-type="percentage" office:value="0.796593541354408" calcext:value-type="percentage">
            <text:p>79,66 %</text:p>
          </table:table-cell>
          <table:table-cell table:style-name="ce2" table:formula="of:=1-[.F31]/[.F26]" office:value-type="percentage" office:value="0" calcext:value-type="percentage">
            <text:p>0,00 %</text:p>
          </table:table-cell>
          <table:table-cell table:style-name="ce2" table:formula="of:=1-[.G31]/[.G26]" office:value-type="percentage" office:value="0.99851011592748" calcext:value-type="percentage">
            <text:p>99,85 %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3"/>
          <table:table-cell table:formula="of:=1-[.D26]/[.A26]" office:value-type="float" office:value="0.212657649234017" calcext:value-type="float">
            <text:p>0,212657649234017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20:43:09.970765495</dc:date>
    <meta:editing-duration>PT1H31M53S</meta:editing-duration>
    <meta:editing-cycles>4</meta:editing-cycles>
    <meta:generator>LibreOffice/7.4.7.2$Linux_X86_64 LibreOffice_project/40$Build-2</meta:generator>
    <meta:document-statistic meta:table-count="1" meta:cell-count="369" meta:object-count="0"/>
  </office:meta>
</office:document-meta>
</file>